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200000285ACED2BB5.png" manifest:media-type="image/png"/>
  <manifest:file-entry manifest:full-path="Pictures/1000000000000226000001FDCBCE443C.png" manifest:media-type="image/png"/>
  <manifest:file-entry manifest:full-path="Pictures/100002010000019B0000015233D15A5C.png" manifest:media-type="image/png"/>
  <manifest:file-entry manifest:full-path="Pictures/10000000000000C8000000C846E98D1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Lato2" svg:font-family="Lato" style:font-adornments="Regular" style:font-pitch="variable"/>
    <style:font-face style:name="Lohit Devanagari1" svg:font-family="'Lohit Devanagari'" style:font-pitch="variable"/>
    <style:font-face style:name="WenQuanYi Zen Hei1" svg:font-family="'WenQuanYi Zen Hei'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adornments="Regular" style:font-family-generic="swiss" style:font-pitch="variable"/>
    <style:font-face style:name="Lato3" svg:font-family="La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ff950e" draw:marker-start-width="0.5cm" draw:marker-end-width="0.5cm" draw:fill="none" draw:fill-color="#ffd320" draw:textarea-horizontal-align="justify" draw:textarea-vertical-align="middle" draw:auto-grow-height="false" fo:min-height="18.727cm" fo:min-width="4.888cm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svg:stroke-color="#ffd320" draw:marker-start-width="0.5cm" draw:marker-end-width="0.5cm" draw:fill="none" draw:fill-color="#ffd320" draw:textarea-horizontal-align="justify" draw:textarea-vertical-align="middle" draw:auto-grow-height="false" fo:min-height="18.6cm" fo:min-width="4.888cm" fo:padding-top="0.225cm" fo:padding-bottom="0.225cm" fo:padding-left="0.35cm" fo:padding-right="0.35cm"/>
    </style:style>
    <style:style style:name="gr3" style:family="graphic" style:parent-style-name="standard">
      <style:graphic-properties draw:stroke="none" draw:stroke-dash="Dashed_20__28_var_29__20_2" svg:stroke-width="0.1cm" svg:stroke-color="#000000" draw:marker-start-width="0.45cm" draw:marker-start-center="false" draw:marker-end-width="0.45cm" draw:marker-end-center="false" draw:fill="none" draw:fill-color="#132860" draw:opacity="100%" draw:fill-image-width="0cm" draw:fill-image-height="0cm" draw:textarea-horizontal-align="center" draw:textarea-vertical-align="middle" fo:padding-top="0.125cm" fo:padding-bottom="0.125cm" fo:padding-left="0.25cm" fo:padding-right="0.25cm" draw:shadow="visible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00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00ffff" draw:secondary-fill-color="#99cc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6" style:family="graphic" style:parent-style-name="standard">
      <style:graphic-properties draw:stroke="none" draw:stroke-dash="Dashed_20__28_var_29__20_2" svg:stroke-width="0.1cm" svg:stroke-color="#000000" draw:marker-start-width="0.45cm" draw:marker-start-center="false" draw:marker-end-width="0.45cm" draw:marker-end-center="false" draw:fill="none" draw:fill-color="#132860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287cm"/>
    </style:style>
    <style:style style:name="gr8" style:family="graphic" style:parent-style-name="standard">
      <style:graphic-properties svg:stroke-color="#808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3cm" fo:min-width="0.561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6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00f2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/>
    </style:style>
    <style:style style:name="gr17" style:family="graphic" style:parent-style-name="standard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00f200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102cm" draw:shadow-offset-y="0.102cm" draw:shadow-color="#808080" draw:shadow-opacity="100%" dr3d:edge-rounding="10%" dr3d:back-scale="100%" dr3d:depth="0.356cm" dr3d:backface-culling="enabled" dr3d:close-front="true" dr3d:close-back="true" dr3d:normals-kind="object" dr3d:normals-direction="inverse" dr3d:texture-generation-mode-x="parallel" dr3d:texture-generation-mode-y="parallel" dr3d:texture-filter="enabled" dr3d:diffuse-color="#00b8ff" dr3d:emissive-color="#000000" dr3d:specular-color="#ffffff" dr3d:shininess="15%" dr3d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.8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6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88cm"/>
    </style:style>
    <style:style style:name="gr21" style:family="graphic" style:parent-style-name="standard">
      <style:graphic-properties draw:stroke="none" draw:fill="none" draw:auto-grow-width="true" fo:min-height="0.763cm" fo:min-width="1.1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957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draw:fill="none" fo:min-height="0.76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26cm"/>
    </style:style>
    <style:style style:name="P1" style:family="paragraph">
      <loext:graphic-properties draw:fill="none" draw:fill-color="#ffd320"/>
      <style:paragraph-properties fo:text-align="center"/>
    </style:style>
    <style:style style:name="P2" style:family="paragraph">
      <loext:graphic-properties draw:fill="none" draw:fill-color="#132860" draw:opacity="100%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Gill Sans" fo:font-size="18pt" fo:font-style="normal" fo:text-shadow="none" style:text-underline-style="none" fo:font-weight="normal" style:font-name-asian="Andale Sans UI" style:font-size-asian="18pt" style:font-style-asian="normal" style:font-weight-asian="normal" style:font-name-complex="Andale Sans UI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/>
      <style:paragraph-properties fo:margin-left="0cm" fo:margin-right="0cm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solid" draw:fill-color="#ffffff"/>
      <style:paragraph-properties fo:margin-left="0cm" fo:margin-right="0cm" fo:text-indent="0cm"/>
      <style:text-properties fo:font-size="18pt" style:font-size-asian="18pt" style:font-size-complex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19.177cm" svg:x="24.003cm" svg:y="0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19.05cm" svg:x="0.381cm" svg:y="0.381cm">
          <text:p/>
          <draw:enhanced-geometry svg:viewBox="0 0 21600 21600" draw:type="rectangle" draw:enhanced-path="M 0 0 L 21600 0 21600 21600 0 21600 0 0 Z N"/>
        </draw:custom-shape>
        <draw:frame draw:name="GXP2000 Phone" draw:style-name="gr3" draw:text-style-name="P2" xml:id="id11" draw:id="id11" draw:layer="layout" svg:width="2.323cm" svg:height="1.905cm" svg:x="1.731cm" svg:y="8.128cm">
          <draw:image xlink:href="Pictures/100002010000019B0000015233D15A5C.png" xlink:type="simple" xlink:show="embed" xlink:actuate="onLoad">
            <text:p/>
          </draw:image>
        </draw:frame>
        <dr3d:scene draw:style-name="gr4" xml:id="id5" draw:id="id5" svg:width="1.756cm" svg:height="1.634cm" svg:x="15.378cm" svg:y="14.47cm" dr3d:transform="matrix (0.958806351354308 -0.0123647254355885 0.283791286278387 0.145838008185242 0.878760397474216 -0.454435297044057 -0.243765575853525 0.477103005016591 0.844364297346198 -12.8278148632828cm 10.5967064696911cm -9.89211819741477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14478 -12700 1524 1524" svg:d="M14859-11557h282v191h-92l191 190 191-190h-92v-191h282v-282h191v92l190-191-190-191v92h-191v-282h-282v-191h92l-191-190-191 190h92v191h-282v282h-191v-92l-190 191 190 191v-92h191z"/>
        </dr3d:scene>
        <draw:frame draw:style-name="gr6" draw:text-style-name="P2" xml:id="id1" draw:id="id1" draw:layer="layout" svg:width="2.365cm" svg:height="2.365cm" svg:x="1.71cm" svg:y="11.91cm">
          <draw:image xlink:href="Pictures/10000000000000C8000000C846E98D15.png" xlink:type="simple" xlink:show="embed" xlink:actuate="onLoad">
            <text:p/>
          </draw:image>
        </draw:frame>
        <dr3d:scene draw:style-name="gr4" xml:id="id2" draw:id="id2" svg:width="1.756cm" svg:height="1.634cm" svg:x="5.68cm" svg:y="14.47cm" dr3d:transform="matrix (0.958806351354308 -0.0123647254355885 0.283791286278387 0.145838008185242 0.878760397474216 -0.454435297044057 -0.243765575853525 0.477103005016591 0.844364297346198 -12.8278148632828cm 10.5967064696911cm -9.89211819741477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14478 -12700 1524 1524" svg:d="M14859-11557h282v191h-92l191 190 191-190h-92v-191h282v-282h191v92l190-191-190-191v92h-191v-282h-282v-191h92l-191-190-191 190h92v191h-282v282h-191v-92l-190 191 190 191v-92h191z"/>
        </dr3d:scene>
        <draw:frame draw:style-name="gr7" draw:text-style-name="P4" draw:layer="layout" svg:width="5.08cm" svg:height="2.537cm" svg:x="18.542cm" svg:y="16.894cm">
          <draw:text-box>
            <text:p text:style-name="P3"><text:span text:style-name="T1">Réseau Téléphonique</text:span><text:span text:style-name="T1"><text:line-break/></text:span><text:span text:style-name="T1">Commuté (RTC)</text:span></text:p>
          </draw:text-box>
        </draw:frame>
        <draw:connector draw:style-name="gr8" draw:text-style-name="P5" draw:layer="layout" draw:type="line" svg:x1="4.075cm" svg:y1="13.092cm" svg:x2="5.68cm" svg:y2="15.287cm" draw:start-shape="id1" draw:start-glue-point="1" draw:end-shape="id2" draw:end-glue-point="3" svg:d="M4075 13092l1605 2195" svg:viewBox="0 0 1606 2196">
          <text:p/>
        </draw:connector>
        <draw:connector draw:style-name="gr8" draw:text-style-name="P5" draw:layer="layout" draw:type="line" svg:x1="4.075cm" svg:y1="17.34cm" svg:x2="5.68cm" svg:y2="15.287cm" draw:start-shape="id3" draw:start-glue-point="1" draw:end-shape="id2" draw:end-glue-point="3" svg:d="M4075 17340l1605-2053" svg:viewBox="0 0 1606 2054">
          <text:p/>
        </draw:connector>
        <draw:frame draw:style-name="gr6" draw:text-style-name="P2" draw:layer="layout" svg:width="2.54cm" svg:height="2.54cm" svg:x="26.456cm" svg:y="9.271cm">
          <draw:image xlink:href="Pictures/10000000000000C8000000C846E98D15.png" xlink:type="simple" xlink:show="embed" xlink:actuate="onLoad">
            <text:p/>
          </draw:image>
        </draw:frame>
        <draw:frame draw:style-name="gr6" draw:text-style-name="P2" draw:layer="layout" svg:width="2.365cm" svg:height="2.184cm" svg:x="26.631cm" svg:y="14.518cm">
          <draw:image xlink:href="Pictures/1000000000000226000001FDCBCE443C.png" xlink:type="simple" xlink:show="embed" xlink:actuate="onLoad">
            <text:p/>
          </draw:image>
        </draw:frame>
        <draw:frame draw:style-name="gr6" draw:text-style-name="P2" xml:id="id3" draw:id="id3" draw:layer="layout" svg:width="2.365cm" svg:height="2.184cm" svg:x="1.71cm" svg:y="16.248cm">
          <draw:image xlink:href="Pictures/1000000000000226000001FDCBCE443C.png" xlink:type="simple" xlink:show="embed" xlink:actuate="onLoad">
            <text:p/>
          </draw:image>
        </draw:frame>
        <draw:frame draw:style-name="gr9" draw:text-style-name="P7" draw:layer="layout" svg:width="3.81cm" svg:height="1.775cm" svg:x="4.518cm" svg:y="16.564cm">
          <draw:text-box>
            <text:p text:style-name="P6"><text:span text:style-name="T2">Passerelle = ATA</text:span></text:p>
          </draw:text-box>
        </draw:frame>
        <draw:frame draw:style-name="gr10" draw:text-style-name="P8" draw:layer="layout" svg:width="3.643cm" svg:height="1.013cm" svg:x="1.071cm" svg:y="14.728cm">
          <draw:text-box>
            <text:p>Analogique</text:p>
          </draw:text-box>
        </draw:frame>
        <draw:frame draw:style-name="gr11" draw:text-style-name="P8" xml:id="id8" draw:id="id8" draw:layer="layout" svg:width="2.096cm" svg:height="1.013cm" svg:x="7.521cm" svg:y="14.781cm">
          <draw:text-box>
            <text:p>IP</text:p>
          </draw:text-box>
        </draw:frame>
        <draw:frame draw:style-name="gr12" draw:text-style-name="P9" xml:id="id10" draw:id="id10" draw:layer="layout" svg:width="1.061cm" svg:height="1.013cm" svg:x="5.521cm" svg:y="8.574cm">
          <draw:text-box>
            <text:p>IP</text:p>
          </draw:text-box>
        </draw:frame>
        <draw:frame draw:style-name="gr11" draw:text-style-name="P8" xml:id="id9" draw:id="id9" draw:layer="layout" svg:width="1.975cm" svg:height="1.013cm" svg:x="20.123cm" svg:y="14.781cm">
          <draw:text-box>
            <text:p>TDM</text:p>
          </draw:text-box>
        </draw:frame>
        <dr3d:scene draw:style-name="gr4" xml:id="id4" draw:id="id4" svg:width="1.756cm" svg:height="1.634cm" svg:x="15.378cm" svg:y="6.179cm" dr3d:transform="matrix (0.958806351354308 -0.0123647254355885 0.283791286278387 0.145838008185242 0.878760397474216 -0.454435297044057 -0.243765575853525 0.477103005016591 0.844364297346198 -12.8278148632828cm 10.5967064696911cm -9.89211819741477cm)" dr3d:vrp="(0 0 4713.76914285714)" dr3d:vpn="(0 0 4357.76914285714)" dr3d:projection="parallel" dr3d:distance="0.356cm" dr3d:focal-length="10.008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svg:viewBox="14478 -12700 1524 1524" svg:d="M14859-11557h282v191h-92l191 190 191-190h-92v-191h282v-282h191v92l190-191-190-191v92h-191v-282h-282v-191h92l-191-190-191 190h92v191h-282v282h-191v-92l-190 191 190 191v-92h191z"/>
        </dr3d:scene>
        <draw:connector draw:style-name="gr13" draw:text-style-name="P5" draw:layer="layout" svg:x1="16.256cm" svg:y1="7.813cm" svg:x2="16.256cm" svg:y2="14.47cm" draw:start-shape="id4" draw:end-shape="id5" svg:d="M16256 7813v6657" svg:viewBox="0 0 1 6658">
          <text:p/>
        </draw:connector>
        <draw:connector draw:style-name="gr14" draw:text-style-name="P10" draw:layer="layout" draw:type="curve" draw:line-skew="-1.036cm" svg:x1="7.746cm" svg:y1="5.713cm" svg:x2="16.256cm" svg:y2="6.179cm" draw:start-shape="id6" draw:start-glue-point="0" draw:end-shape="id4" draw:end-glue-point="0" svg:d="M7746 5713c0-2304 8510-2537 8510 466" svg:viewBox="0 0 8511 2225">
          <text:p/>
        </draw:connector>
        <draw:frame draw:style-name="gr15" draw:text-style-name="P11" draw:layer="layout" svg:width="4.526cm" svg:height="1.013cm" svg:x="14.143cm" svg:y="1.278cm">
          <draw:text-box>
            <text:p text:style-name="P3"><text:span text:style-name="T1">Signalisation</text:span></text:p>
          </draw:text-box>
        </draw:frame>
        <dr3d:scene draw:name="Octogon (Proxy)" draw:style-name="gr16" svg:width="1.802cm" svg:height="1.559cm" svg:x="10.668cm" svg:y="3.205cm" dr3d:transform="matrix (0.972845913299904 -0.0162890390537283 0.230879830609736 0.159566254243263 0.769777423031381 -0.618046381348472 -0.167658699393883 0.638104526075369 0.751474001093637 -6.85733167571283cm 8.11682609003718cm -8.62541773125552cm)" dr3d:vrp="(0 0 4713.76914285714)" dr3d:vpn="(0 0 4357.76914285714)" dr3d:projection="parallel" dr3d:distance="0.356cm" dr3d:focal-length="10.008cm" dr3d:shadow-slant="0" dr3d:shade-mode="flat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7" draw:layer="layout" svg:viewBox="8128 -11176 1524 1524" svg:d="M8636-9652h508l508-508v-508l-508-508h-508l-508 508v508z"/>
        </dr3d:scene>
        <draw:connector draw:style-name="gr14" draw:text-style-name="P10" draw:layer="layout" draw:type="curve" svg:x1="16.256cm" svg:y1="6.179cm" svg:x2="20.447cm" svg:y2="4.635cm" draw:start-shape="id4" draw:start-glue-point="0" draw:end-shape="id7" draw:end-glue-point="3" svg:d="M16256 6179c0-1030 1397-1544 4191-1544" svg:viewBox="0 0 4192 1545">
          <text:p/>
        </draw:connector>
        <draw:frame draw:style-name="gr18" draw:text-style-name="P12" draw:layer="layout" svg:width="3.372cm" svg:height="1.775cm" svg:x="9.633cm" svg:y="5.08cm">
          <draw:text-box>
            <text:p text:style-name="P5"><text:span text:style-name="T3">OpenSIPS,</text:span></text:p>
            <text:p text:style-name="P5"><text:span text:style-name="T3">FreeSwitch</text:span></text:p>
          </draw:text-box>
        </draw:frame>
        <draw:frame draw:style-name="gr19" draw:text-style-name="P8" draw:layer="layout" svg:width="4.469cm" svg:height="1.013cm" draw:transform="rotate (1.53746053808181) translate (16.405cm 13.393cm)">
          <draw:text-box>
            <text:p>Passerelle SS7</text:p>
          </draw:text-box>
        </draw:frame>
        <draw:connector draw:style-name="gr14" draw:text-style-name="P10" draw:layer="layout" draw:type="curve" svg:x1="9.617cm" svg:y1="15.287cm" svg:x2="15.378cm" svg:y2="15.287cm" draw:start-shape="id8" draw:start-glue-point="1" draw:end-shape="id5" draw:end-glue-point="3" svg:d="M9617 15287h5761" svg:viewBox="0 0 5762 1">
          <text:p/>
        </draw:connector>
        <draw:frame draw:style-name="gr20" draw:text-style-name="P8" xml:id="id7" draw:id="id7" draw:layer="layout" svg:width="3.588cm" svg:height="1.013cm" svg:x="20.447cm" svg:y="4.129cm">
          <draw:text-box>
            <text:p>Switch SS7</text:p>
          </draw:text-box>
        </draw:frame>
        <draw:frame draw:style-name="gr21" draw:text-style-name="P13" draw:layer="layout" svg:width="1.641cm" svg:height="1.013cm" svg:x="10.446cm" svg:y="14.281cm">
          <draw:text-box>
            <text:p>RTP</text:p>
          </draw:text-box>
        </draw:frame>
        <draw:connector draw:style-name="gr14" draw:text-style-name="P10" draw:layer="layout" draw:type="curve" svg:x1="17.134cm" svg:y1="15.287cm" svg:x2="20.123cm" svg:y2="15.287cm" draw:start-shape="id5" draw:start-glue-point="1" draw:end-shape="id9" draw:end-glue-point="3" svg:d="M17134 15287h2989" svg:viewBox="0 0 2990 1">
          <text:p/>
        </draw:connector>
        <draw:frame draw:style-name="gr22" draw:text-style-name="P14" draw:layer="layout" svg:width="3.969cm" svg:height="1.013cm" svg:x="10.16cm" svg:y="18.161cm">
          <draw:text-box>
            <text:p><text:span text:style-name="T4">Réseau VoIP</text:span></text:p>
          </draw:text-box>
        </draw:frame>
        <draw:frame draw:style-name="gr23" draw:text-style-name="P15" draw:layer="layout" svg:width="3.457cm" svg:height="1.013cm" svg:x="1.447cm" svg:y="0.952cm">
          <draw:text-box>
            <text:p><text:span text:style-name="T1">Abonné</text:span></text:p>
          </draw:text-box>
        </draw:frame>
        <draw:connector draw:style-name="gr24" draw:text-style-name="P10" draw:layer="layout" draw:type="line" svg:x1="5.521cm" svg:y1="9.08cm" svg:x2="4.054cm" svg:y2="9.08cm" draw:start-shape="id10" draw:start-glue-point="3" draw:end-shape="id11" svg:d="M5521 9080h-1467" svg:viewBox="0 0 1468 1">
          <text:p/>
        </draw:connector>
        <draw:frame draw:style-name="gr11" draw:text-style-name="P8" xml:id="id6" draw:id="id6" draw:layer="layout" svg:width="1.651cm" svg:height="1.013cm" svg:x="6.921cm" svg:y="5.713cm">
          <draw:text-box>
            <text:p>SIP</text:p>
          </draw:text-box>
        </draw:frame>
        <draw:g>
          <draw:frame draw:style-name="gr6" draw:text-style-name="P2" draw:layer="layout" svg:width="1.571cm" svg:height="2.325cm" svg:x="27.425cm" svg:y="3.823cm">
            <draw:image xlink:href="Pictures/10000000000001B200000285ACED2BB5.png" xlink:type="simple" xlink:show="embed" xlink:actuate="onLoad">
              <text:p/>
            </draw:image>
          </draw:frame>
          <draw:frame draw:style-name="gr11" draw:text-style-name="P8" draw:layer="layout" svg:width="2.032cm" svg:height="1.013cm" svg:x="25.416cm" svg:y="4.479cm">
            <draw:text-box>
              <text:p>GSM</text:p>
            </draw:text-box>
          </draw:frame>
        </draw:g>
        <draw:frame draw:style-name="gr25" draw:text-style-name="P16" draw:layer="layout" svg:width="2.272cm" svg:height="1.014cm" svg:x="14.605cm" svg:y="16.512cm">
          <draw:text-box>
            <text:p><text:span text:style-name="T1">Média</text:span></text:p>
          </draw:text-box>
        </draw:frame>
        <draw:frame draw:style-name="gr26" draw:text-style-name="P15" draw:layer="layout" svg:width="5.726cm" svg:height="1.013cm" svg:x="23.87cm" svg:y="0.952cm">
          <draw:text-box>
            <text:p><text:span text:style-name="T1">Autres Opérateu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" svg:font-family="'Andale Sans UI'" style:font-pitch="variable"/>
    <style:font-face style:name="Lato2" svg:font-family="Lato" style:font-adornments="Regular" style:font-pitch="variable"/>
    <style:font-face style:name="Lohit Devanagari1" svg:font-family="'Lohit Devanagari'" style:font-pitch="variable"/>
    <style:font-face style:name="WenQuanYi Zen Hei1" svg:font-family="'WenQuanYi Zen Hei'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adornments="Regular" style:font-family-generic="swiss" style:font-pitch="variable"/>
    <style:font-face style:name="Lato3" svg:font-family="Lato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style-name="Regular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7T08:43:43.950990872</meta:creation-date>
    <dc:date>2015-07-07T12:36:35.483570069</dc:date>
    <meta:editing-duration>PT24M46S</meta:editing-duration>
    <meta:editing-cycles>6</meta:editing-cycles>
    <meta:generator>LibreOffice/4.4.4.2$Linux_X86_64 LibreOffice_project/40m0$Build-2</meta:generator>
    <meta:document-statistic meta:object-count="42"/>
  </office:meta>
</office:document-meta>
</file>